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59cm" fo:min-width="24.0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59cm" fo:min-width="11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28cm" fo:min-width="11.03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514cm" fo:min-width="22.7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83cm" fo:min-width="24.2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24.6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25cm" fo:min-width="25.364cm"/>
    </style:style>
    <style:style style:name="pr1" style:family="presentation" style:parent-style-name="Default-title">
      <style:graphic-properties draw:auto-grow-height="true" fo:min-height="2.8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start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1" draw:text-style-name="P4" draw:layer="layout" svg:width="24.535cm" svg:height="11.609cm" svg:x="1cm" svg:y="4cm">
          <draw:text-box>
            <text:p text:style-name="P1"><text:span text:style-name="T3">Was ist neu in JavaScript ES6: Klassen</text:span></text:p>
            <text:p text:style-name="P1"><text:span text:style-name="T3"/></text:p>
            <text:p text:style-name="P1"><text:span text:style-name="T4">Unterschied zu Java: </text:span></text:p>
            <text:p text:style-name="P1"><text:span text:style-name="T3"/></text:p>
            <text:p text:style-name="P3"><text:span text:style-name="T3">In JavaScript sind die Klassen viel einfacher gehalten als in Java</text:span></text:p>
            <text:p text:style-name="P3"><text:span text:style-name="T3">Es gibt z.B. bei den Klassen in JavaScript nur public Member-Variablen und Methoden,</text:span></text:p>
            <text:p text:style-name="P3"><text:span text:style-name="T3">private gibt es in JavaScript Klassen nicht</text:span></text:p>
            <text:p text:style-name="P1"><text:span text:style-name="T3"/></text:p>
            <text:p text:style-name="P1"><text:span text:style-name="T3"/></text:p>
            <text:p text:style-name="P1"><text:span text:style-name="T3">Warum hat man in JavaScript die Klassen früher nicht gebraucht</text:span></text:p>
            <text:p text:style-name="P1"><text:span text:style-name="T3"/></text:p>
            <text:p text:style-name="P1"><text:span text:style-name="T4">Weil im Gegensatz zu Java die Sprache JavaScript</text:span></text:p>
            <text:p text:style-name="P1"><text:span text:style-name="T4">- nicht auf Klassen und Vererbung basiert</text:span></text:p>
            <text:p text:style-name="P1"><text:span text:style-name="T4">- sondern auf sog. </text:span><text:span text:style-name="T3">Prototypen</text:span></text:p>
            <text:p text:style-name="P1"><text:span text:style-name="T4">Das ist auch heute noch so, d.h. auch ES6 ist prototypen basiert. Klassen hat man nur für die</text:span></text:p>
            <text:p text:style-name="P1"><text:span text:style-name="T4">einfache und gewohnte Entwicklung hinzugefügt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3" draw:text-style-name="P4" draw:layer="layout" svg:width="12.2cm" svg:height="11.609cm" svg:x="1cm" svg:y="4cm">
          <draw:text-box>
            <text:p text:style-name="P1"><text:span text:style-name="T3">Vor ES6 – gab es noch keine Klassen</text:span></text:p>
            <text:p text:style-name="P1"><text:span text:style-name="T3">man kann aber funktionen nutzen, so dass</text:span></text:p>
            <text:p text:style-name="P1"><text:span text:style-name="T3">das Ergebnis wie eine Klasse genutzt</text:span></text:p>
            <text:p text:style-name="P1"><text:span text:style-name="T3">werden kann</text:span></text:p>
            <text:p text:style-name="P1"><text:span text:style-name="T3"/></text:p>
            <text:p text:style-name="P1"><text:span text:style-name="T4">function Person(name) {</text:span></text:p>
            <text:p text:style-name="P1"><text:span text:style-name="T4"><text:s text:c="4"/></text:span><text:span text:style-name="T4">this.name = name;</text:span></text:p>
            <text:p text:style-name="P1"><text:span text:style-name="T4"/></text:p>
            <text:p text:style-name="P1"><text:span text:style-name="T4"><text:s text:c="4"/></text:span><text:span text:style-name="T4">this.sayHello = function() {</text:span></text:p>
            <text:p text:style-name="P1"><text:span text:style-name="T4"><text:s text:c="8"/></text:span><text:span text:style-name="T4">return ""+this.name+"says Hello";</text:span></text:p>
            <text:p text:style-name="P1"><text:span text:style-name="T4"><text:s text:c="4"/></text:span><text:span text:style-name="T4">}</text:span></text:p>
            <text:p text:style-name="P1"><text:span text:style-name="T4">}</text:span></text:p>
            <text:p text:style-name="P1"><text:span text:style-name="T4"/></text:p>
            <text:p text:style-name="P1"><text:span text:style-name="T4"/></text:p>
            <text:p text:style-name="P1"><text:span text:style-name="T3">Instanz</text:span></text:p>
            <text:p text:style-name="P1"><text:span text:style-name="T3"/></text:p>
            <text:p text:style-name="P1"><text:span text:style-name="T4">let person = new Person("Klaus Ruhland");</text:span></text:p>
            <text:p text:style-name="P1"><text:span text:style-name="T4">let greeting = person.sayHello();</text:span></text:p>
          </draw:text-box>
        </draw:frame>
        <draw:frame draw:style-name="gr4" draw:text-style-name="P4" draw:layer="layout" svg:width="11.536cm" svg:height="10.978cm" svg:x="14cm" svg:y="4cm">
          <draw:text-box>
            <text:p text:style-name="P1"><text:span text:style-name="T3">Mit ES6</text:span></text:p>
            <text:p text:style-name="P1"><text:span text:style-name="T3"/></text:p>
            <text:p text:style-name="P1"><text:span text:style-name="T4">class Person {</text:span></text:p>
            <text:p text:style-name="P1"><text:span text:style-name="T4"><text:s text:c="4"/></text:span><text:span text:style-name="T4">constructor(name) {</text:span></text:p>
            <text:p text:style-name="P1"><text:span text:style-name="T4"><text:s text:c="8"/></text:span><text:span text:style-name="T4">this.name = name;</text:span></text:p>
            <text:p text:style-name="P1"><text:span text:style-name="T4"><text:s text:c="4"/></text:span><text:span text:style-name="T4">}</text:span></text:p>
            <text:p text:style-name="P1"><text:span text:style-name="T4"/></text:p>
            <text:p text:style-name="P1"><text:span text:style-name="T4"><text:s text:c="4"/></text:span><text:span text:style-name="T4">sayHello() {</text:span></text:p>
            <text:p text:style-name="P1"><text:span text:style-name="T4"><text:s text:c="8"/></text:span><text:span text:style-name="T4">return ""+this.name+"says Hello";</text:span></text:p>
            <text:p text:style-name="P1"><text:span text:style-name="T4"><text:s text:c="4"/></text:span><text:span text:style-name="T4">}</text:span></text:p>
            <text:p text:style-name="P1"><text:span text:style-name="T4">}</text:span></text:p>
            <text:p text:style-name="P1"><text:span text:style-name="T4"/></text:p>
            <text:p text:style-name="P1"><text:span text:style-name="T4"/></text:p>
            <text:p text:style-name="P1"><text:span text:style-name="T3">Instanz</text:span></text:p>
            <text:p text:style-name="P1"><text:span text:style-name="T3"/></text:p>
            <text:p text:style-name="P1"><text:span text:style-name="T4">let person = new Person("Klaus Ruhland");</text:span></text:p>
            <text:p text:style-name="P1"><text:span text:style-name="T4">let greeting = person.sayHello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5" draw:text-style-name="P4" draw:layer="layout" svg:width="23.252cm" svg:height="14.764cm" svg:x="1cm" svg:y="4cm">
          <draw:text-box>
            <text:p text:style-name="P1"><text:span text:style-name="T3">Was bedeutet es eigentlich, dass JavaScript Prototypen basiert ist, am Beispiel</text:span></text:p>
            <text:p text:style-name="P1"><text:span text:style-name="T3"/></text:p>
            <text:p text:style-name="P1"><text:span text:style-name="T4">function Person(name) {</text:span></text:p>
            <text:p text:style-name="P1"><text:span text:style-name="T4"><text:s text:c="4"/></text:span><text:span text:style-name="T4">this.name = name;</text:span></text:p>
            <text:p text:style-name="P1"><text:span text:style-name="T4"/></text:p>
            <text:p text:style-name="P1"><text:span text:style-name="T4"><text:s text:c="4"/></text:span><text:span text:style-name="T4">this.sayHello = function() {</text:span></text:p>
            <text:p text:style-name="P1"><text:span text:style-name="T4"><text:s text:c="8"/></text:span><text:span text:style-name="T4">return ""+this.name+"says Hello";</text:span></text:p>
            <text:p text:style-name="P1"><text:span text:style-name="T4"><text:s text:c="4"/></text:span><text:span text:style-name="T4">}</text:span></text:p>
            <text:p text:style-name="P1"><text:span text:style-name="T4">}</text:span></text:p>
            <text:p text:style-name="P1"><text:span text:style-name="T4"/></text:p>
            <text:p text:style-name="P1"><text:span text:style-name="T3">Dieses Funktions-Konstrukt konnte man auch mit Hilfe von Prototypen schreiben als</text:span></text:p>
            <text:p text:style-name="P1"><text:span text:style-name="T4"/></text:p>
            <text:p text:style-name="P1"><text:span text:style-name="T4">function Person(name) {</text:span></text:p>
            <text:p text:style-name="P1"><text:span text:style-name="T4"><text:s text:c="4"/></text:span><text:span text:style-name="T4">this.name = name;</text:span></text:p>
            <text:p text:style-name="P1"><text:span text:style-name="T4">}</text:span></text:p>
            <text:p text:style-name="P1"><text:span text:style-name="T4"/></text:p>
            <text:p text:style-name="P1"><text:span text:style-name="T4">Person.prototype.sayHello = function() {</text:span></text:p>
            <text:p text:style-name="P1"><text:span text:style-name="T4"><text:s text:c="8"/></text:span><text:span text:style-name="T4">return ""+this.name+"says Hello";</text:span></text:p>
            <text:p text:style-name="P1"><text:span text:style-name="T4"><text:s text:c="4"/></text:span><text:span text:style-name="T4">}</text:span></text:p>
            <text:p text:style-name="P1"><text:span text:style-name="T4">}</text:span></text:p>
            <text:p text:style-name="P1"><text:span text:style-name="T4">let person = new Person("Klaus Ruhland");</text:span></text:p>
            <text:p text:style-name="P1"><text:span text:style-name="T4">let greeting = person.sayHello();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6" draw:text-style-name="P4" draw:layer="layout" svg:width="24.797cm" svg:height="14.133cm" svg:x="1cm" svg:y="4cm">
          <draw:text-box>
            <text:p text:style-name="P1"><text:span text:style-name="T3">Der Vorteil von Prototypen: Man kann neue Methoden auch später hinzufügen ohne die </text:span></text:p>
            <text:p text:style-name="P1"><text:span text:style-name="T3">Basisklasse zu verändern ( bzw. zu vererben )</text:span></text:p>
            <text:p text:style-name="P1"><text:span text:style-name="T4"/></text:p>
            <text:p text:style-name="P1"><text:span text:style-name="T4">So kann man z.B. die Basis-Klasse String erweitern mit eigenen Methoden, </text:span></text:p>
            <text:p text:style-name="P1"><text:span text:style-name="T4">z.B. mit der Methode xssSave()</text:span></text:p>
            <text:p text:style-name="P1"><text:span text:style-name="T4">welche die &lt; und &gt; Zeichen im String durch die entsprechenden html Entities ersetzt</text:span></text:p>
            <text:p text:style-name="P1"><text:span text:style-name="T4"/></text:p>
            <text:p text:style-name="P1"><text:span text:style-name="T4">if ( String.prototype.xssSave !== undefined ){</text:span></text:p>
            <text:p text:style-name="P1"><text:span text:style-name="T4"><text:s text:c="4"/></text:span><text:span text:style-name="T4">String.prototype.xssSave = function(){</text:span></text:p>
            <text:p text:style-name="P1"><text:span text:style-name="T4"><text:s text:c="8"/></text:span><text:span text:style-name="T4">return this.replace(/&lt;/g,'&amp;lt;').replace(/&gt;/g,'&amp;gt');</text:span></text:p>
            <text:p text:style-name="P1"><text:span text:style-name="T4"><text:s text:c="4"/></text:span><text:span text:style-name="T4">}</text:span></text:p>
            <text:p text:style-name="P1"><text:span text:style-name="T4">}</text:span></text:p>
            <text:p text:style-name="P1"><text:span text:style-name="T4"/></text:p>
            <text:p text:style-name="P1"><text:span text:style-name="T4">let markup = "&lt;script&gt;alert('Hallo')&lt;/script&gt;";</text:span></text:p>
            <text:p text:style-name="P1"><text:span text:style-name="T4">console.log(markup.xssSave());</text:span></text:p>
            <text:p text:style-name="P1"><text:span text:style-name="T4"/></text:p>
            <text:p text:style-name="P1"><text:span text:style-name="T3">Wieso ist das ein Vorteil: Weil man so keine Vererbung benötigt. Stellen Sie sich vor, sie</text:span></text:p>
            <text:p text:style-name="P1"><text:span text:style-name="T3">haben eine Klasse aus einer Bibliothek, welche Sie um eine Methode erweitern möchten.</text:span></text:p>
            <text:p text:style-name="P1"><text:span text:style-name="T3">Dann kann dies auch durch Prototypen erledigt werden.</text:span></text:p>
            <text:p text:style-name="P1"><text:span text:style-name="T4">Das ist nur sehr ungewohnt, da es eine komplett andere Philosopie wie die Klassen/Vererbung ist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7" draw:text-style-name="P4" draw:layer="layout" svg:width="25.132cm" svg:height="12.951cm" svg:x="1cm" svg:y="4cm">
          <draw:text-box>
            <text:p text:style-name="P1"><text:span text:style-name="T3">Was hat man also in ES6 gemacht: Man hat Klassen eingeführt, weil man aber die</text:span></text:p>
            <text:p text:style-name="P1"><text:span text:style-name="T3">Prototypen Philosophie beibehalten musste, sind die Klassen nur sehr rudimentär, d.h. z.B. </text:span></text:p>
            <text:p text:style-name="P1"><text:span text:style-name="T3">keine Private Member Variablen bzw. Private Methoden</text:span></text:p>
            <text:p text:style-name="P1"><text:span text:style-name="T3"/></text:p>
            <text:p text:style-name="P1"><text:span text:style-name="T3">Man kann auch die Prototypen-Philosophie auf Klassen anwenden</text:span></text:p>
            <text:p text:style-name="P1"><text:span text:style-name="T3"/></text:p>
            <text:p text:style-name="P1"><text:span text:style-name="T4">class Person {</text:span></text:p>
            <text:p text:style-name="P1"><text:span text:style-name="T4"><text:s text:c="4"/></text:span><text:span text:style-name="T4">constructor(name) {</text:span></text:p>
            <text:p text:style-name="P1"><text:span text:style-name="T4"><text:s text:c="8"/></text:span><text:span text:style-name="T4">this.name = name;</text:span></text:p>
            <text:p text:style-name="P1"><text:span text:style-name="T4"><text:s text:c="4"/></text:span><text:span text:style-name="T4">}</text:span></text:p>
            <text:p text:style-name="P1"><text:span text:style-name="T4">}</text:span></text:p>
            <text:p text:style-name="P1"><text:span text:style-name="T4"/></text:p>
            <text:p text:style-name="P1"><text:span text:style-name="T4">Person.prototype.sayHello = function() {</text:span></text:p>
            <text:p text:style-name="P1"><text:span text:style-name="T4"><text:s text:c="4"/></text:span><text:span text:style-name="T4">return ""+this.name+"says Hello";</text:span></text:p>
            <text:p text:style-name="P1"><text:span text:style-name="T4">}</text:span></text:p>
            <text:p text:style-name="P1"><text:span text:style-name="T5"/></text:p>
            <text:p text:style-name="P1"><text:span text:style-name="T3">Instanz</text:span></text:p>
            <text:p text:style-name="P1"><text:span text:style-name="T3"/></text:p>
            <text:p text:style-name="P1"><text:span text:style-name="T4">let person = new Person("Klaus Ruhland");</text:span></text:p>
            <text:p text:style-name="P1"><text:span text:style-name="T4">let greeting = person.sayHello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2: Basis-Technologien: JavaScript ES6 bzw. EMCAScript 2015</text:span></text:p>
          </draw:text-box>
        </draw:frame>
        <draw:frame draw:style-name="gr8" draw:text-style-name="P4" draw:layer="layout" svg:width="25.864cm" svg:height="15.475cm" svg:x="1cm" svg:y="4cm">
          <draw:text-box>
            <text:p text:style-name="P1"><text:span text:style-name="T3">Mit den Prototypen konnte man auch ein Analogon zur Vererbung machen, was aber technisch</text:span></text:p>
            <text:p text:style-name="P1"><text:span text:style-name="T3">nicht ganz einfach war, deshalb hat man die Vererbung auch in die Klassen eingebaut</text:span></text:p>
            <text:p text:style-name="P1"><text:span text:style-name="T3"/></text:p>
            <text:p text:style-name="P1"><text:span text:style-name="T4">class Person {</text:span></text:p>
            <text:p text:style-name="P1"><text:span text:style-name="T4"><text:s text:c="4"/></text:span><text:span text:style-name="T4">constructor(name) {</text:span></text:p>
            <text:p text:style-name="P1"><text:span text:style-name="T4"><text:s text:c="8"/></text:span><text:span text:style-name="T4">this.name = name;</text:span></text:p>
            <text:p text:style-name="P1"><text:span text:style-name="T4"><text:s text:c="4"/></text:span><text:span text:style-name="T4">}</text:span></text:p>
            <text:p text:style-name="P1"><text:span text:style-name="T4"><text:s text:c="4"/></text:span><text:span text:style-name="T4">sayHello() {</text:span></text:p>
            <text:p text:style-name="P1"><text:span text:style-name="T4"><text:s text:c="8"/></text:span><text:span text:style-name="T4">return ""+this.name+"says Hello";</text:span></text:p>
            <text:p text:style-name="P1"><text:span text:style-name="T4"><text:s text:c="4"/></text:span><text:span text:style-name="T4">}</text:span></text:p>
            <text:p text:style-name="P1"><text:span text:style-name="T4">}</text:span></text:p>
            <text:p text:style-name="P1"><text:span text:style-name="T5"/></text:p>
            <text:p text:style-name="P1"><text:span text:style-name="T6">class Mister extends Person {</text:span></text:p>
            <text:p text:style-name="P1"><text:span text:style-name="T6"><text:s text:c="4"/></text:span><text:span text:style-name="T6">constructor(name) {</text:span></text:p>
            <text:p text:style-name="P1"><text:span text:style-name="T6"><text:s text:c="8"/></text:span><text:span text:style-name="T6">super(name);</text:span></text:p>
            <text:p text:style-name="P1"><text:span text:style-name="T6"><text:s text:c="4"/></text:span><text:span text:style-name="T6">}</text:span></text:p>
            <text:p text:style-name="P1"><text:span text:style-name="T4"><text:s text:c="4"/></text:span><text:span text:style-name="T4">sayHello() {</text:span></text:p>
            <text:p text:style-name="P1"><text:span text:style-name="T4"><text:s text:c="8"/></text:span><text:span text:style-name="T4">return "Mister "+super.sayHello();</text:span></text:p>
            <text:p text:style-name="P1"><text:span text:style-name="T4"><text:s text:c="4"/></text:span><text:span text:style-name="T4">}</text:span></text:p>
            <text:p text:style-name="P1"><text:span text:style-name="T6">}</text:span></text:p>
            <text:p text:style-name="P1"><text:span text:style-name="T6"/></text:p>
            <text:p text:style-name="P1"><text:span text:style-name="T3">Instanz</text:span></text:p>
            <text:p text:style-name="P1"><text:span text:style-name="T4">let mister = new Mister("Klaus Ruhland");</text:span></text:p>
            <text:p text:style-name="P1"><text:span text:style-name="T4">let greeting = mister.sayHello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color="#3465a4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Arial Unicode MS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textarea-vertical-align="middle" draw:auto-grow-height="false" fo:min-height="2.8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8cm" svg:x="1.4cm" svg:y="0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7.799cm" svg:height="1.448cm" svg:x="18.8cm" svg:y="19.131cm" presentation:class="page-number">
        <draw:text-box>
          <text:p text:style-name="MP3"><text:span text:style-name="MT1"/></text:p>
          <text:p text:style-name="MP3"><text:span text:style-name="MT2">Klaus Ruhland</text:span></text:p>
          <text:p text:style-name="MP3"><text:span text:style-name="MT2">Hochschule Zittau/Görlitz Informatik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0:29:44.263661397</meta:creation-date>
    <dc:date>2019-03-26T08:39:14.214290937</dc:date>
    <meta:editing-duration>PT2H38M27S</meta:editing-duration>
    <meta:editing-cycles>24</meta:editing-cycles>
    <meta:generator>LibreOffice/5.2.0.4$MacOSX_X86_64 LibreOffice_project/066b007f5ebcc236395c7d282ba488bca6720265</meta:generator>
    <meta:document-statistic meta:object-count="47"/>
  </office:meta>
</office:document-meta>
</file>